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loext:padding="0cm" loext:border="none"/>
    </style:style>
    <style:style style:name="P2" style:family="paragraph" style:parent-style-name="Text_20_body">
      <style:paragraph-properties fo:padding="0cm" fo:border="none"/>
    </style:style>
    <style:style style:name="P3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4" style:family="paragraph" style:parent-style-name="Text_20_body" style:list-style-name="L1">
      <style:paragraph-properties fo:padding="0cm" fo:border="none"/>
    </style:style>
    <style:style style:name="P5" style:family="paragraph" style:parent-style-name="Text_20_body">
      <style:paragraph-properties fo:padding="0cm" fo:border="none"/>
      <style:text-properties loext:padding="0cm" loext:border="none"/>
    </style:style>
    <style:style style:name="P6" style:family="paragraph" style:parent-style-name="Text_20_body" style:list-style-name="L2">
      <style:paragraph-properties fo:margin-top="0cm" fo:margin-bottom="0cm" style:contextual-spacing="false" fo:padding="0cm" fo:border="none"/>
    </style:style>
    <style:style style:name="P7" style:family="paragraph" style:parent-style-name="Text_20_body" style:list-style-name="L2">
      <style:paragraph-properties fo:padding="0cm" fo:border="none"/>
    </style:style>
    <style:style style:name="P8" style:family="paragraph" style:parent-style-name="Text_20_body" style:list-style-name="L3">
      <style:paragraph-properties fo:margin-top="0cm" fo:margin-bottom="0cm" style:contextual-spacing="false" fo:padding="0cm" fo:border="none"/>
    </style:style>
    <style:style style:name="P9" style:family="paragraph" style:parent-style-name="Text_20_body" style:list-style-name="L3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bag-of-tokens/" text:style-name="Internet_20_link" text:visited-style-name="Visited_20_Internet_20_Link"><text:span text:style-name="T1">948. Bag of Tokens</text:span></text:a></text:p>
      <text:p text:style-name="P1">Medium</text:p>
      <text:p text:style-name="P1"/>
      <text:p text:style-name="P2"><text:span text:style-name="T1">You start with an initial </text:span><text:span text:style-name="Strong_20_Emphasis"><text:span text:style-name="T1">power</text:span></text:span><text:span text:style-name="T1"> of </text:span><text:span text:style-name="Source_20_Text"><text:span text:style-name="T2">power</text:span></text:span><text:span text:style-name="T1">, an initial </text:span><text:span text:style-name="Strong_20_Emphasis"><text:span text:style-name="T1">score</text:span></text:span><text:span text:style-name="T1"> of </text:span><text:span text:style-name="Source_20_Text"><text:span text:style-name="T2">0</text:span></text:span><text:span text:style-name="T1">, and a bag of tokens given as an integer array </text:span><text:span text:style-name="Source_20_Text"><text:span text:style-name="T2">tokens</text:span></text:span><text:span text:style-name="T1">, where each </text:span><text:span text:style-name="Source_20_Text"><text:span text:style-name="T2">tokens[i]</text:span></text:span><text:span text:style-name="T1"> donates the value of token</text:span><text:span text:style-name="Emphasis"><text:span text:style-name="T1">i</text:span></text:span><text:span text:style-name="T1">.</text:span></text:p>
      <text:p text:style-name="P2"><text:span text:style-name="T1">Your goal is to </text:span><text:span text:style-name="Strong_20_Emphasis"><text:span text:style-name="T1">maximize</text:span></text:span><text:span text:style-name="T1"> the total </text:span><text:span text:style-name="Strong_20_Emphasis"><text:span text:style-name="T1">score</text:span></text:span><text:span text:style-name="T1"> by strategically playing these tokens. In one move, you can play an </text:span><text:span text:style-name="Strong_20_Emphasis"><text:span text:style-name="T1">unplayed</text:span></text:span><text:span text:style-name="T1"> token in one of the two ways (but not both for the same token):</text:span></text:p>
      <text:list xml:id="list2585635372" text:style-name="L1">
        <text:list-item>
          <text:p text:style-name="P3"><text:span text:style-name="Strong_20_Emphasis"><text:span text:style-name="T1">Face-up</text:span></text:span><text:span text:style-name="T1">: If your current power is </text:span><text:span text:style-name="Strong_20_Emphasis"><text:span text:style-name="T1">at least</text:span></text:span><text:span text:style-name="T1"> </text:span><text:span text:style-name="Source_20_Text"><text:span text:style-name="T2">tokens[i]</text:span></text:span><text:span text:style-name="T1">, you may play token</text:span><text:span text:style-name="Emphasis"><text:span text:style-name="T1">i</text:span></text:span><text:span text:style-name="T1">, losing </text:span><text:span text:style-name="Source_20_Text"><text:span text:style-name="T2">tokens[i]</text:span></text:span><text:span text:style-name="T1"> power and gaining </text:span><text:span text:style-name="Source_20_Text"><text:span text:style-name="T2">1</text:span></text:span><text:span text:style-name="T1"> score.</text:span></text:p>
        </text:list-item>
        <text:list-item>
          <text:p text:style-name="P4"><text:span text:style-name="Strong_20_Emphasis"><text:span text:style-name="T1">Face-down</text:span></text:span><text:span text:style-name="T1">: If your current score is </text:span><text:span text:style-name="Strong_20_Emphasis"><text:span text:style-name="T1">at least</text:span></text:span><text:span text:style-name="T1"> </text:span><text:span text:style-name="Source_20_Text"><text:span text:style-name="T2">1</text:span></text:span><text:span text:style-name="T1">, you may play token</text:span><text:span text:style-name="Emphasis"><text:span text:style-name="T1">i</text:span></text:span><text:span text:style-name="T1">, gaining </text:span><text:span text:style-name="Source_20_Text"><text:span text:style-name="T2">tokens[i]</text:span></text:span><text:span text:style-name="T1"> power and losing </text:span><text:span text:style-name="Source_20_Text"><text:span text:style-name="T2">1</text:span></text:span><text:span text:style-name="T1"> score.</text:span></text:p>
        </text:list-item>
      </text:list>
      <text:p text:style-name="P2"><text:span text:style-name="T1">Return </text:span><text:span text:style-name="Emphasis"><text:span text:style-name="T1">the </text:span></text:span><text:span text:style-name="Emphasis"><text:span text:style-name="Strong_20_Emphasis"><text:span text:style-name="T1">maximum</text:span></text:span></text:span><text:span text:style-name="Emphasis"><text:span text:style-name="T1"> possible score you can achieve after playing </text:span></text:span><text:span text:style-name="Emphasis"><text:span text:style-name="Strong_20_Emphasis"><text:span text:style-name="T1">any</text:span></text:span></text:span><text:span text:style-name="Emphasis"><text:span text:style-name="T1"> number of tokens</text:span></text:span><text:span text:style-name="T1">.</text:span></text:p>
      <text:p text:style-name="P5"> </text:p>
      <text:p text:style-name="P2"><text:span text:style-name="Strong_20_Emphasis"><text:span text:style-name="T1">Example 1:</text:span></text:span></text:p>
      <text:p text:style-name="P2"><text:span text:style-name="Strong_20_Emphasis"><text:span text:style-name="T1">Input:</text:span></text:span><text:span text:style-name="T1"> tokens = [100], power = 50</text:span></text:p>
      <text:p text:style-name="P2"><text:span text:style-name="Strong_20_Emphasis"><text:span text:style-name="T1">Output:</text:span></text:span><text:span text:style-name="T1"> 0</text:span></text:p>
      <text:p text:style-name="P2"><text:span text:style-name="Strong_20_Emphasis"><text:span text:style-name="T1">Explanation:</text:span></text:span><text:span text:style-name="T1"> Since your score is </text:span><text:span text:style-name="Source_20_Text"><text:span text:style-name="T2">0</text:span></text:span><text:span text:style-name="T1"> initially, you cannot play the token face-down. You also cannot play it face-up since your power (</text:span><text:span text:style-name="Source_20_Text"><text:span text:style-name="T2">50</text:span></text:span><text:span text:style-name="T1">) is less than </text:span><text:span text:style-name="Source_20_Text"><text:span text:style-name="T2">tokens[0]</text:span></text:span><text:span text:style-name="T1"> (</text:span><text:span text:style-name="Source_20_Text"><text:span text:style-name="T2">100</text:span></text:span><text:span text:style-name="T1">).</text:span></text:p>
      <text:p text:style-name="P2"><text:span text:style-name="Strong_20_Emphasis"><text:span text:style-name="T1">Example 2:</text:span></text:span></text:p>
      <text:p text:style-name="P2"><text:span text:style-name="Strong_20_Emphasis"><text:span text:style-name="T1">Input:</text:span></text:span><text:span text:style-name="T1"> tokens = [200,100], power = 150</text:span></text:p>
      <text:p text:style-name="P2"><text:span text:style-name="Strong_20_Emphasis"><text:span text:style-name="T1">Output:</text:span></text:span><text:span text:style-name="T1"> 1</text:span></text:p>
      <text:p text:style-name="P2"><text:span text:style-name="Strong_20_Emphasis"><text:span text:style-name="T1">Explanation:</text:span></text:span><text:span text:style-name="T1"> Play token</text:span><text:span text:style-name="Emphasis"><text:span text:style-name="T1">1</text:span></text:span><text:span text:style-name="T1"> (</text:span><text:span text:style-name="Source_20_Text"><text:span text:style-name="T2">100</text:span></text:span><text:span text:style-name="T1">) face-up, reducing your power to </text:span><text:span text:style-name="Source_20_Text"><text:span text:style-name="T2">50</text:span></text:span><text:span text:style-name="T1"> and increasing your score to </text:span><text:span text:style-name="Source_20_Text"><text:span text:style-name="T2">1</text:span></text:span><text:span text:style-name="T1">.</text:span></text:p>
      <text:p text:style-name="P2"><text:span text:style-name="T1">There is no need to play token</text:span><text:span text:style-name="Emphasis"><text:span text:style-name="T1">0</text:span></text:span><text:span text:style-name="T1">, since you cannot play it face-up to add to your score. The maximum score achievable is </text:span><text:span text:style-name="Source_20_Text"><text:span text:style-name="T2">1</text:span></text:span><text:span text:style-name="T1">.</text:span></text:p>
      <text:p text:style-name="P2"><text:span text:style-name="Strong_20_Emphasis"><text:span text:style-name="T1">Example 3:</text:span></text:span></text:p>
      <text:p text:style-name="P2"><text:span text:style-name="Strong_20_Emphasis"><text:span text:style-name="T1">Input:</text:span></text:span><text:span text:style-name="T1"> tokens = [100,200,300,400], power = 200</text:span></text:p>
      <text:p text:style-name="P2"><text:span text:style-name="Strong_20_Emphasis"><text:span text:style-name="T1">Output:</text:span></text:span><text:span text:style-name="T1"> 2</text:span></text:p>
      <text:p text:style-name="P2"><text:soft-page-break/><text:span text:style-name="Strong_20_Emphasis"><text:span text:style-name="T1">Explanation:</text:span></text:span><text:span text:style-name="T1"> Play the tokens in this order to get a score of </text:span><text:span text:style-name="Source_20_Text"><text:span text:style-name="T2">2</text:span></text:span><text:span text:style-name="T1">:</text:span></text:p>
      <text:list xml:id="list2253271266" text:style-name="L2">
        <text:list-item>
          <text:p text:style-name="P6"><text:span text:style-name="T1">Play token</text:span><text:span text:style-name="Emphasis"><text:span text:style-name="T1">0</text:span></text:span><text:span text:style-name="T1"> (</text:span><text:span text:style-name="Source_20_Text"><text:span text:style-name="T2">100</text:span></text:span><text:span text:style-name="T1">) face-up, reducing power to </text:span><text:span text:style-name="Source_20_Text"><text:span text:style-name="T2">100</text:span></text:span><text:span text:style-name="T1"> and increasing score to </text:span><text:span text:style-name="Source_20_Text"><text:span text:style-name="T2">1</text:span></text:span><text:span text:style-name="T1">.</text:span></text:p>
        </text:list-item>
        <text:list-item>
          <text:p text:style-name="P6"><text:span text:style-name="T1">Play token</text:span><text:span text:style-name="Emphasis"><text:span text:style-name="T1">3</text:span></text:span><text:span text:style-name="T1"> (</text:span><text:span text:style-name="Source_20_Text"><text:span text:style-name="T2">400</text:span></text:span><text:span text:style-name="T1">) face-down, increasing power to </text:span><text:span text:style-name="Source_20_Text"><text:span text:style-name="T2">500</text:span></text:span><text:span text:style-name="T1"> and reducing score to </text:span><text:span text:style-name="Source_20_Text"><text:span text:style-name="T2">0</text:span></text:span><text:span text:style-name="T1">.</text:span></text:p>
        </text:list-item>
        <text:list-item>
          <text:p text:style-name="P6"><text:span text:style-name="T1">Play token</text:span><text:span text:style-name="Emphasis"><text:span text:style-name="T1">1</text:span></text:span><text:span text:style-name="T1"> (</text:span><text:span text:style-name="Source_20_Text"><text:span text:style-name="T2">200</text:span></text:span><text:span text:style-name="T1">) face-up, reducing power to </text:span><text:span text:style-name="Source_20_Text"><text:span text:style-name="T2">300</text:span></text:span><text:span text:style-name="T1"> and increasing score to </text:span><text:span text:style-name="Source_20_Text"><text:span text:style-name="T2">1</text:span></text:span><text:span text:style-name="T1">.</text:span></text:p>
        </text:list-item>
        <text:list-item>
          <text:p text:style-name="P7"><text:span text:style-name="T1">Play token</text:span><text:span text:style-name="Emphasis"><text:span text:style-name="T1">2</text:span></text:span><text:span text:style-name="T1"> (</text:span><text:span text:style-name="Source_20_Text"><text:span text:style-name="T2">300</text:span></text:span><text:span text:style-name="T1">) face-up, reducing power to </text:span><text:span text:style-name="Source_20_Text"><text:span text:style-name="T2">0</text:span></text:span><text:span text:style-name="T1"> and increasing score to </text:span><text:span text:style-name="Source_20_Text"><text:span text:style-name="T2">2</text:span></text:span><text:span text:style-name="T1">.</text:span></text:p>
        </text:list-item>
      </text:list>
      <text:p text:style-name="P2"><text:span text:style-name="T1">The maximum score achievable is </text:span><text:span text:style-name="Source_20_Text"><text:span text:style-name="T2">2</text:span></text:span><text:span text:style-name="T1">.</text:span></text:p>
      <text:p text:style-name="P5"> </text:p>
      <text:p text:style-name="P2"><text:span text:style-name="Strong_20_Emphasis"><text:span text:style-name="T1">Constraints:</text:span></text:span></text:p>
      <text:list xml:id="list3643446341" text:style-name="L3">
        <text:list-item>
          <text:p text:style-name="P8"><text:span text:style-name="Source_20_Text"><text:span text:style-name="T2">0 &lt;= tokens.length &lt;= 1000</text:span></text:span></text:p>
        </text:list-item>
        <text:list-item>
          <text:p text:style-name="P9"><text:span text:style-name="Source_20_Text"><text:span text:style-name="T2">0 &lt;= tokens[i], power &lt; 10</text:span></text:span><text:span text:style-name="Source_20_Text"><text:span text:style-name="T1">4</text:span>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3-04T10:26:47.206000000</dc:date>
    <meta:editing-duration>PT21S</meta:editing-duration>
    <meta:editing-cycles>1</meta:editing-cycles>
    <meta:generator>LibreOffice/7.2.2.2$Windows_X86_64 LibreOffice_project/02b2acce88a210515b4a5bb2e46cbfb63fe97d56</meta:generator>
    <meta:document-statistic meta:table-count="0" meta:image-count="0" meta:object-count="0" meta:page-count="2" meta:paragraph-count="30" meta:word-count="318" meta:character-count="1723" meta:non-whitespace-character-count="1439"/>
  </office:meta>
</office:document-meta>
</file>